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0ee28" officeooo:paragraph-rsid="0000ee2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00ee28" officeooo:paragraph-rsid="0000ee28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messagers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15T12:54:51.143589010</meta:creation-date>
    <dc:date>2015-06-15T12:55:57.659995063</dc:date>
    <dc:creator>Gauthier 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14" meta:non-whitespace-character-count="12"/>
    <meta:generator>LibreOffice/4.2.8.2$Linux_X86_64 LibreOffice_project/420m0$Build-2</meta:generator>
  </office:meta>
</office:document-meta>
</file>